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ext-properties fo:color="#000000" fo:font-size="10pt" style:font-size-asian="10pt" style:font-size-complex="10pt" fo:font-style="italic" style:font-style-asian="italic" style:font-style-complex="italic"/>
    </style:style>
    <style:style style:name="ce5" style:family="table-cell" style:parent-style-name="Default" style:data-style-name="N0">
      <style:text-properties fo:color="#000000" style:font-name="Segoe UI" style:font-name-asian="Segoe UI" style:font-name-complex="Segoe UI" fo:font-size="5pt" style:font-size-asian="5pt" style:font-size-complex="5pt" style:font-family-generic="swiss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0.3704166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0.502708333333333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846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out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route1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route1&quot;,&quot;monsters&quot;: [" table:formula="of:=[.B1]&amp;[.B2]&amp;[.C2]&amp;[.D2]&amp;[.B4]" table:style-name="ce3">
            <text:p>{"id": "route1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rdiling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cardiling&quot;,&quot;encounter_rate&quot;:10,&quot;level_range&quot;: [1,4]}," table:formula="of:=[.B6]&amp;[.A7]&amp;[.B7]&amp;[.C7]&amp;[.D6]&amp;[.D7]&amp;[.E7]&amp;[.F6]&amp;[.G6]&amp;[.F7]&amp;[.G7]&amp;[.H7]&amp;[.I7]&amp;[.J7]" table:style-name="ce4">
            <text:p>{ "monster":"txmn_cardiling","encounter_rate":10,"level_range": [1,4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ardorn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aardorn&quot;,&quot;encounter_rate&quot;:10,&quot;level_range&quot;: [1,4]}," table:formula="of:=[.$B$6]&amp;[.A8]&amp;[.B8]&amp;[.C8]&amp;[.$D$6]&amp;[.D8]&amp;[.E8]&amp;[.$F$6]&amp;[.$G$6]&amp;[.F8]&amp;[.G8]&amp;[.H8]&amp;[.I8]&amp;[.J8]" table:style-name="ce4">
            <text:p>{ "monster":"txmn_aardorn","encounter_rate":10,"level_range": [1,4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taspike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cataspike&quot;,&quot;encounter_rate&quot;:10,&quot;level_range&quot;: [1,4]}" table:formula="of:=[.$B$6]&amp;[.A9]&amp;[.B9]&amp;[.C9]&amp;[.$D$6]&amp;[.D9]&amp;[.E9]&amp;[.$F$6]&amp;[.$G$6]&amp;[.F9]&amp;[.G9]&amp;[.H9]&amp;[.I9]&amp;[.J9]" table:style-name="ce4">
            <text:p>{ "monster":"txmn_cataspike","encounter_rate":10,"level_range": [1,4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  <table:table table:name="route2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route2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route2&quot;,&quot;monsters&quot;: [" table:formula="of:=[.B1]&amp;[.B2]&amp;[.C2]&amp;[.D2]&amp;[.B4]" table:style-name="ce3">
            <text:p>{"id": "route2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rdiling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cardiling&quot;,&quot;encounter_rate&quot;:10,&quot;level_range&quot;: [3,6]}," table:formula="of:=[.B6]&amp;[.A7]&amp;[.B7]&amp;[.C7]&amp;[.D6]&amp;[.D7]&amp;[.E7]&amp;[.F6]&amp;[.G6]&amp;[.F7]&amp;[.G7]&amp;[.H7]&amp;[.I7]&amp;[.J7]" table:style-name="ce4">
            <text:p>{ "monster":"txmn_cardiling","encounter_rate":10,"level_range": [3,6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ardorn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aardorn&quot;,&quot;encounter_rate&quot;:10,&quot;level_range&quot;: [3,6]}," table:formula="of:=[.$B$6]&amp;[.A8]&amp;[.B8]&amp;[.C8]&amp;[.$D$6]&amp;[.D8]&amp;[.E8]&amp;[.$F$6]&amp;[.$G$6]&amp;[.F8]&amp;[.G8]&amp;[.H8]&amp;[.I8]&amp;[.J8]" table:style-name="ce4">
            <text:p>{ "monster":"txmn_aardorn","encounter_rate":10,"level_range": [3,6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eyenemy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eyenemy&quot;,&quot;encounter_rate&quot;:10,&quot;level_range&quot;: [3,6]}," table:formula="of:=[.$B$6]&amp;[.A9]&amp;[.B9]&amp;[.C9]&amp;[.$D$6]&amp;[.D9]&amp;[.E9]&amp;[.$F$6]&amp;[.$G$6]&amp;[.F9]&amp;[.G9]&amp;[.H9]&amp;[.I9]&amp;[.J9]" table:style-name="ce4">
            <text:p>{ "monster":"txmn_eyenemy","encounter_rate":10,"level_range": [3,6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xylightl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axylightl&quot;,&quot;encounter_rate&quot;:5,&quot;level_range&quot;: [4,7]}," table:formula="of:=[.$B$6]&amp;[.A10]&amp;[.B10]&amp;[.C10]&amp;[.$D$6]&amp;[.D10]&amp;[.E10]&amp;[.$F$6]&amp;[.$G$6]&amp;[.F10]&amp;[.G10]&amp;[.H10]&amp;[.I10]&amp;[.J10]" table:style-name="ce4">
            <text:p>{ "monster":"txmn_axylightl","encounter_rate":5,"level_range": [4,7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taspike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cataspike&quot;,&quot;encounter_rate&quot;:10,&quot;level_range&quot;: [3,6]}" table:formula="of:=[.$B$6]&amp;[.A11]&amp;[.B11]&amp;[.C11]&amp;[.$D$6]&amp;[.D11]&amp;[.E11]&amp;[.$F$6]&amp;[.$G$6]&amp;[.F11]&amp;[.G11]&amp;[.H11]&amp;[.I11]&amp;[.J11]" table:style-name="ce4">
            <text:p>{ "monster":"txmn_cataspike","encounter_rate":10,"level_range": [3,6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7" table:style-name="ro2">
          <table:table-cell table:number-columns-repeated="16384"/>
        </table:table-row>
      </table:table>
      <table:table table:name="citypark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citypark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citypark&quot;,&quot;monsters&quot;: [" table:formula="of:=[.B1]&amp;[.B2]&amp;[.C2]&amp;[.D2]&amp;[.B4]" table:style-name="ce3">
            <text:p>{"id": "citypark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rdiling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cardiling&quot;,&quot;encounter_rate&quot;:10,&quot;level_range&quot;: [5,8]}," table:formula="of:=[.B6]&amp;[.A7]&amp;[.B7]&amp;[.C7]&amp;[.D6]&amp;[.D7]&amp;[.E7]&amp;[.F6]&amp;[.G6]&amp;[.F7]&amp;[.G7]&amp;[.H7]&amp;[.I7]&amp;[.J7]" table:style-name="ce4">
            <text:p>{ "monster":"txmn_cardiling","encounter_rate":10,"level_range": [5,8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rdiwing</text:p>
          </table:table-cell>
          <table:table-cell office:value-type="string" table:style-name="ce2">
            <text:p>",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cardiwing&quot;,&quot;encounter_rate&quot;:2,&quot;level_range&quot;: [7,10]}," table:formula="of:=[.$B$6]&amp;[.A8]&amp;[.B8]&amp;[.C8]&amp;[.$D$6]&amp;[.D8]&amp;[.E8]&amp;[.$F$6]&amp;[.$G$6]&amp;[.F8]&amp;[.G8]&amp;[.H8]&amp;[.I8]&amp;[.J8]" table:style-name="ce4">
            <text:p>{ "monster":"txmn_cardiwing","encounter_rate":2,"level_range": [7,10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eyenemy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eyenemy&quot;,&quot;encounter_rate&quot;:10,&quot;level_range&quot;: [5,8]}," table:formula="of:=[.$B$6]&amp;[.A9]&amp;[.B9]&amp;[.C9]&amp;[.$D$6]&amp;[.D9]&amp;[.E9]&amp;[.$F$6]&amp;[.$G$6]&amp;[.F9]&amp;[.G9]&amp;[.H9]&amp;[.I9]&amp;[.J9]" table:style-name="ce4">
            <text:p>{ "monster":"txmn_eyenemy","encounter_rate":10,"level_range": [5,8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xylightl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,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axylightl&quot;,&quot;encounter_rate&quot;:5,&quot;level_range&quot;: [6,9]}," table:formula="of:=[.$B$6]&amp;[.A10]&amp;[.B10]&amp;[.C10]&amp;[.$D$6]&amp;[.D10]&amp;[.E10]&amp;[.$F$6]&amp;[.$G$6]&amp;[.F10]&amp;[.G10]&amp;[.H10]&amp;[.I10]&amp;[.J10]" table:style-name="ce4">
            <text:p>{ "monster":"txmn_axylightl","encounter_rate":5,"level_range": [6,9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taspike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,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cataspike&quot;,&quot;encounter_rate&quot;:10,&quot;level_range&quot;: [12,12]}" table:formula="of:=[.$B$6]&amp;[.A11]&amp;[.B11]&amp;[.C11]&amp;[.$D$6]&amp;[.D11]&amp;[.E11]&amp;[.$F$6]&amp;[.$G$6]&amp;[.F11]&amp;[.G11]&amp;[.H11]&amp;[.I11]&amp;[.J11]" table:style-name="ce4">
            <text:p>{ "monster":"txmn_cataspike","encounter_rate":10,"level_range": [12,12]}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puparmor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puparmor&quot;,&quot;encounter_rate&quot;:10,&quot;level_range&quot;: [5,8]}" table:formula="of:=[.$B$6]&amp;[.A12]&amp;[.B12]&amp;[.C12]&amp;[.$D$6]&amp;[.D12]&amp;[.E12]&amp;[.$F$6]&amp;[.$G$6]&amp;[.F12]&amp;[.G12]&amp;[.H12]&amp;[.I12]&amp;[.J12]" table:style-name="ce4">
            <text:p>{ "monster":"txmn_puparmor","encounter_rate":10,"level_range": [5,8]}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squabbit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squabbit&quot;,&quot;encounter_rate&quot;:10,&quot;level_range&quot;: [5,8]}" table:formula="of:=[.$B$6]&amp;[.A13]&amp;[.B13]&amp;[.C13]&amp;[.$D$6]&amp;[.D13]&amp;[.E13]&amp;[.$F$6]&amp;[.$G$6]&amp;[.F13]&amp;[.G13]&amp;[.H13]&amp;[.I13]&amp;[.J13]" table:style-name="ce4">
            <text:p>{ "monster":"txmn_squabbit","encounter_rate":10,"level_range": [5,8]}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tourbidi</text:p>
          </table:table-cell>
          <table:table-cell office:value-type="string" table:style-name="ce2">
            <text:p>",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tourbidi&quot;,&quot;encounter_rate&quot;:2,&quot;level_range&quot;: [5,8]}" table:formula="of:=[.$B$6]&amp;[.A14]&amp;[.B14]&amp;[.C14]&amp;[.$D$6]&amp;[.D14]&amp;[.E14]&amp;[.$F$6]&amp;[.$G$6]&amp;[.F14]&amp;[.G14]&amp;[.H14]&amp;[.I14]&amp;[.J14]" table:style-name="ce4">
            <text:p>{ "monster":"txmn_tourbidi","encounter_rate":2,"level_range": [5,8]}</text:p>
          </table:table-cell>
          <table:table-cell table:number-columns-repeated="16373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7" table:style-name="ro2">
          <table:table-cell table:number-columns-repeated="16384"/>
        </table:table-row>
      </table:table>
      <table:table table:name="route3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9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route3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route3&quot;,&quot;monsters&quot;: [" table:formula="of:=[.B1]&amp;[.B2]&amp;[.C2]&amp;[.D2]&amp;[.B4]" table:style-name="ce3">
            <text:p>{"id": "route3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rdiling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cardiling&quot;,&quot;encounter_rate&quot;:10,&quot;level_range&quot;: [7,10]}," table:formula="of:=[.$B$6]&amp;[.A7]&amp;[.B7]&amp;[.C7]&amp;[.$D$6]&amp;[.D7]&amp;[.E7]&amp;[.$F$6]&amp;[.$G$6]&amp;[.F7]&amp;[.G7]&amp;[.H7]&amp;[.I7]&amp;[.J7]" table:style-name="ce4">
            <text:p>{ "monster":"txmn_cardiling","encounter_rate":10,"level_range": [7,10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elofly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elofly&quot;,&quot;encounter_rate&quot;:10,&quot;level_range&quot;: [7,10]}," table:formula="of:=[.$B$6]&amp;[.A8]&amp;[.B8]&amp;[.C8]&amp;[.$D$6]&amp;[.D8]&amp;[.E8]&amp;[.$F$6]&amp;[.$G$6]&amp;[.F8]&amp;[.G8]&amp;[.H8]&amp;[.I8]&amp;[.J8]" table:style-name="ce4">
            <text:p>{ "monster":"txmn_elofly","encounter_rate":10,"level_range": [7,10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squabbit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,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squabbit&quot;,&quot;encounter_rate&quot;:5,&quot;level_range&quot;: [8,11]}," table:formula="of:=[.$B$6]&amp;[.A9]&amp;[.B9]&amp;[.C9]&amp;[.$D$6]&amp;[.D9]&amp;[.E9]&amp;[.$F$6]&amp;[.$G$6]&amp;[.F9]&amp;[.G9]&amp;[.H9]&amp;[.I9]&amp;[.J9]" table:style-name="ce4">
            <text:p>{ "monster":"txmn_squabbit","encounter_rate":5,"level_range": [8,11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shybulb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shybulb&quot;,&quot;encounter_rate&quot;:10,&quot;level_range&quot;: [7,10]}" table:formula="of:=[.$B$6]&amp;[.A10]&amp;[.B10]&amp;[.C10]&amp;[.$D$6]&amp;[.D10]&amp;[.E10]&amp;[.$F$6]&amp;[.$G$6]&amp;[.F10]&amp;[.G10]&amp;[.H10]&amp;[.I10]&amp;[.J10]" table:style-name="ce4">
            <text:p>{ "monster":"txmn_shybulb","encounter_rate":10,"level_range": [7,10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8" table:style-name="ro2">
          <table:table-cell table:number-columns-repeated="16384"/>
        </table:table-row>
      </table:table>
      <table:table table:name="route4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route4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route4&quot;,&quot;monsters&quot;: [" table:formula="of:=[.B1]&amp;[.B2]&amp;[.C2]&amp;[.D2]&amp;[.B4]" table:style-name="ce3">
            <text:p>{"id": "route4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elofly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,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elofly&quot;,&quot;encounter_rate&quot;:10,&quot;level_range&quot;: [11,14]}," table:formula="of:=[.$B$6]&amp;[.A7]&amp;[.B7]&amp;[.C7]&amp;[.$D$6]&amp;[.D7]&amp;[.E7]&amp;[.$F$6]&amp;[.$G$6]&amp;[.F7]&amp;[.G7]&amp;[.H7]&amp;[.I7]&amp;[.J7]" table:style-name="ce4">
            <text:p>{ "monster":"txmn_elofly","encounter_rate":10,"level_range": [11,14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sapsnap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sapsnap&quot;,&quot;encounter_rate&quot;:5,&quot;level_range&quot;: [12,15]}," table:formula="of:=[.$B$6]&amp;[.A8]&amp;[.B8]&amp;[.C8]&amp;[.$D$6]&amp;[.D8]&amp;[.E8]&amp;[.$F$6]&amp;[.$G$6]&amp;[.F8]&amp;[.G8]&amp;[.H8]&amp;[.I8]&amp;[.J8]" table:style-name="ce4">
            <text:p>{ "monster":"txmn_sapsnap","encounter_rate":5,"level_range": [12,15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ardorn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,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aardorn&quot;,&quot;encounter_rate&quot;:10,&quot;level_range&quot;: [11,14]}," table:formula="of:=[.$B$6]&amp;[.A9]&amp;[.B9]&amp;[.C9]&amp;[.$D$6]&amp;[.D9]&amp;[.E9]&amp;[.$F$6]&amp;[.$G$6]&amp;[.F9]&amp;[.G9]&amp;[.H9]&amp;[.I9]&amp;[.J9]" table:style-name="ce4">
            <text:p>{ "monster":"txmn_aardorn","encounter_rate":10,"level_range": [11,14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katapill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,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katapill&quot;,&quot;encounter_rate&quot;:10,&quot;level_range&quot;: [11,14]}" table:formula="of:=[.$B$6]&amp;[.A10]&amp;[.B10]&amp;[.C10]&amp;[.$D$6]&amp;[.D10]&amp;[.E10]&amp;[.$F$6]&amp;[.$G$6]&amp;[.F10]&amp;[.G10]&amp;[.H10]&amp;[.I10]&amp;[.J10]" table:style-name="ce4">
            <text:p>{ "monster":"txmn_katapill","encounter_rate":10,"level_range": [11,14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8" table:style-name="ro2">
          <table:table-cell table:number-columns-repeated="16384"/>
        </table:table-row>
      </table:table>
      <table:table table:name="route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routea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routea&quot;,&quot;monsters&quot;: [" table:formula="of:=[.B1]&amp;[.B2]&amp;[.C2]&amp;[.D2]&amp;[.B4]" table:style-name="ce3">
            <text:p>{"id": "routea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shybulb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shybulb&quot;,&quot;encounter_rate&quot;:10,&quot;level_range&quot;: [12,15]}," table:formula="of:=[.$B$6]&amp;[.A7]&amp;[.B7]&amp;[.C7]&amp;[.$D$6]&amp;[.D7]&amp;[.E7]&amp;[.$F$6]&amp;[.$G$6]&amp;[.F7]&amp;[.G7]&amp;[.H7]&amp;[.I7]&amp;[.J7]" table:style-name="ce4">
            <text:p>{ "monster":"txmn_shybulb","encounter_rate":10,"level_range": [12,15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katapill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katapill&quot;,&quot;encounter_rate&quot;:10,&quot;level_range&quot;: [12,15]}," table:formula="of:=[.$B$6]&amp;[.A8]&amp;[.B8]&amp;[.C8]&amp;[.$D$6]&amp;[.D8]&amp;[.E8]&amp;[.$F$6]&amp;[.$G$6]&amp;[.F8]&amp;[.G8]&amp;[.H8]&amp;[.I8]&amp;[.J8]" table:style-name="ce4">
            <text:p>{ "monster":"txmn_katapill","encounter_rate":10,"level_range": [12,15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vamporm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vamporm&quot;,&quot;encounter_rate&quot;:5,&quot;level_range&quot;: [12,16]}," table:formula="of:=[.$B$6]&amp;[.A9]&amp;[.B9]&amp;[.C9]&amp;[.$D$6]&amp;[.D9]&amp;[.E9]&amp;[.$F$6]&amp;[.$G$6]&amp;[.F9]&amp;[.G9]&amp;[.H9]&amp;[.I9]&amp;[.J9]" table:style-name="ce4">
            <text:p>{ "monster":"txmn_vamporm","encounter_rate":5,"level_range": [12,16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noleaf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anoleaf&quot;,&quot;encounter_rate&quot;:5,&quot;level_range&quot;: [12,15]}" table:formula="of:=[.$B$6]&amp;[.A10]&amp;[.B10]&amp;[.C10]&amp;[.$D$6]&amp;[.D10]&amp;[.E10]&amp;[.$F$6]&amp;[.$G$6]&amp;[.F10]&amp;[.G10]&amp;[.H10]&amp;[.I10]&amp;[.J10]" table:style-name="ce4">
            <text:p>{ "monster":"txmn_anoleaf","encounter_rate":5,"level_range": [12,15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8" table:style-name="ro2">
          <table:table-cell table:number-columns-repeated="16384"/>
        </table:table-row>
      </table:table>
      <table:table table:name="mansion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mansion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mansion&quot;,&quot;monsters&quot;: [" table:formula="of:=[.B1]&amp;[.B2]&amp;[.C2]&amp;[.D2]&amp;[.B4]" table:style-name="ce3">
            <text:p>{"id": "mansion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irfrey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cairfrey&quot;,&quot;encounter_rate&quot;:10,&quot;level_range&quot;: [13,16]}," table:formula="of:=[.$B$6]&amp;[.A7]&amp;[.B7]&amp;[.C7]&amp;[.$D$6]&amp;[.D7]&amp;[.E7]&amp;[.$F$6]&amp;[.$G$6]&amp;[.F7]&amp;[.G7]&amp;[.H7]&amp;[.I7]&amp;[.J7]" table:style-name="ce4">
            <text:p>{ "monster":"txmn_cairfrey","encounter_rate":10,"level_range": [13,16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polyrock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polyrock&quot;,&quot;encounter_rate&quot;:10,&quot;level_range&quot;: [13,16]}," table:formula="of:=[.$B$6]&amp;[.A8]&amp;[.B8]&amp;[.C8]&amp;[.$D$6]&amp;[.D8]&amp;[.E8]&amp;[.$F$6]&amp;[.$G$6]&amp;[.F8]&amp;[.G8]&amp;[.H8]&amp;[.I8]&amp;[.J8]" table:style-name="ce4">
            <text:p>{ "monster":"txmn_polyrock","encounter_rate":10,"level_range": [13,16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djinnbo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,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djinnbo&quot;,&quot;encounter_rate&quot;:5,&quot;level_range&quot;: [14,17]}," table:formula="of:=[.$B$6]&amp;[.A9]&amp;[.B9]&amp;[.C9]&amp;[.$D$6]&amp;[.D9]&amp;[.E9]&amp;[.$F$6]&amp;[.$G$6]&amp;[.F9]&amp;[.G9]&amp;[.H9]&amp;[.I9]&amp;[.J9]" table:style-name="ce4">
            <text:p>{ "monster":"txmn_djinnbo","encounter_rate":5,"level_range": [14,17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pigabyte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pigabyte&quot;,&quot;encounter_rate&quot;:10,&quot;level_range&quot;: [13,16]}" table:formula="of:=[.$B$6]&amp;[.A10]&amp;[.B10]&amp;[.C10]&amp;[.$D$6]&amp;[.D10]&amp;[.E10]&amp;[.$F$6]&amp;[.$G$6]&amp;[.F10]&amp;[.G10]&amp;[.H10]&amp;[.I10]&amp;[.J10]" table:style-name="ce4">
            <text:p>{ "monster":"txmn_pigabyte","encounter_rate":10,"level_range": [13,16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8" table:style-name="ro2">
          <table:table-cell table:number-columns-repeated="16384"/>
        </table:table-row>
      </table:table>
      <table:table table:name="route5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route5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route5&quot;,&quot;monsters&quot;: [" table:formula="of:=[.B1]&amp;[.B2]&amp;[.C2]&amp;[.D2]&amp;[.B4]" table:style-name="ce3">
            <text:p>{"id": "route5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pharfan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pharfan&quot;,&quot;encounter_rate&quot;:10,&quot;level_range&quot;: [15,18]}," table:formula="of:=[.$B$6]&amp;[.A7]&amp;[.B7]&amp;[.C7]&amp;[.$D$6]&amp;[.D7]&amp;[.E7]&amp;[.$F$6]&amp;[.$G$6]&amp;[.F7]&amp;[.G7]&amp;[.H7]&amp;[.I7]&amp;[.J7]" table:style-name="ce4">
            <text:p>{ "monster":"txmn_pharfan","encounter_rate":10,"level_range": [15,18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foofle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foofle&quot;,&quot;encounter_rate&quot;:10,&quot;level_range&quot;: [15,18]}," table:formula="of:=[.$B$6]&amp;[.A8]&amp;[.B8]&amp;[.C8]&amp;[.$D$6]&amp;[.D8]&amp;[.E8]&amp;[.$F$6]&amp;[.$G$6]&amp;[.F8]&amp;[.G8]&amp;[.H8]&amp;[.I8]&amp;[.J8]" table:style-name="ce4">
            <text:p>{ "monster":"txmn_foofle","encounter_rate":10,"level_range": [15,18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vamporm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vamporm&quot;,&quot;encounter_rate&quot;:10,&quot;level_range&quot;: [15,18]}," table:formula="of:=[.$B$6]&amp;[.A9]&amp;[.B9]&amp;[.C9]&amp;[.$D$6]&amp;[.D9]&amp;[.E9]&amp;[.$F$6]&amp;[.$G$6]&amp;[.F9]&amp;[.G9]&amp;[.H9]&amp;[.I9]&amp;[.J9]" table:style-name="ce4">
            <text:p>{ "monster":"txmn_vamporm","encounter_rate":10,"level_range": [15,18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dracune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,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dracune&quot;,&quot;encounter_rate&quot;:5,&quot;level_range&quot;: [19,20]}," table:formula="of:=[.$B$6]&amp;[.A10]&amp;[.B10]&amp;[.C10]&amp;[.$D$6]&amp;[.D10]&amp;[.E10]&amp;[.$F$6]&amp;[.$G$6]&amp;[.F10]&amp;[.G10]&amp;[.H10]&amp;[.I10]&amp;[.J10]" table:style-name="ce4">
            <text:p>{ "monster":"txmn_dracune","encounter_rate":5,"level_range": [19,20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noleaf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anoleaf&quot;,&quot;encounter_rate&quot;:10,&quot;level_range&quot;: [15,18]}," table:formula="of:=[.$B$6]&amp;[.A11]&amp;[.B11]&amp;[.C11]&amp;[.$D$6]&amp;[.D11]&amp;[.E11]&amp;[.$F$6]&amp;[.$G$6]&amp;[.F11]&amp;[.G11]&amp;[.H11]&amp;[.I11]&amp;[.J11]" table:style-name="ce4">
            <text:p>{ "monster":"txmn_anoleaf","encounter_rate":10,"level_range": [15,18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gectile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,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gectile&quot;,&quot;encounter_rate&quot;:5,&quot;level_range&quot;: [19,20]}" table:formula="of:=[.$B$6]&amp;[.A12]&amp;[.B12]&amp;[.C12]&amp;[.$D$6]&amp;[.D12]&amp;[.E12]&amp;[.$F$6]&amp;[.$G$6]&amp;[.F12]&amp;[.G12]&amp;[.H12]&amp;[.I12]&amp;[.J12]" table:style-name="ce4">
            <text:p>{ "monster":"txmn_gectile","encounter_rate":5,"level_range": [19,20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6" table:style-name="ro2">
          <table:table-cell table:number-columns-repeated="16384"/>
        </table:table-row>
      </table:table>
      <table:table table:name="routeb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routeb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routeb&quot;,&quot;monsters&quot;: [" table:formula="of:=[.B1]&amp;[.B2]&amp;[.C2]&amp;[.D2]&amp;[.B4]" table:style-name="ce3">
            <text:p>{"id": "routeb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toufigel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,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toufigel&quot;,&quot;encounter_rate&quot;:5,&quot;level_range&quot;: [16,20]}," table:formula="of:=[.$B$6]&amp;[.A7]&amp;[.B7]&amp;[.C7]&amp;[.$D$6]&amp;[.D7]&amp;[.E7]&amp;[.$F$6]&amp;[.$G$6]&amp;[.F7]&amp;[.G7]&amp;[.H7]&amp;[.I7]&amp;[.J7]" table:style-name="ce4">
            <text:p>{ "monster":"txmn_toufigel","encounter_rate":5,"level_range": [16,20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pipis</text:p>
          </table:table-cell>
          <table:table-cell office:value-type="string" table:style-name="ce2">
            <text:p>"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pipis&quot;,&quot;encounter_rate&quot;:15,&quot;level_range&quot;: [16,18]}," table:formula="of:=[.$B$6]&amp;[.A8]&amp;[.B8]&amp;[.C8]&amp;[.$D$6]&amp;[.D8]&amp;[.E8]&amp;[.$F$6]&amp;[.$G$6]&amp;[.F8]&amp;[.G8]&amp;[.H8]&amp;[.I8]&amp;[.J8]" table:style-name="ce4">
            <text:p>{ "monster":"txmn_pipis","encounter_rate":15,"level_range": [16,18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strella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,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strella&quot;,&quot;encounter_rate&quot;:5,&quot;level_range&quot;: [18,21]}," table:formula="of:=[.$B$6]&amp;[.A9]&amp;[.B9]&amp;[.C9]&amp;[.$D$6]&amp;[.D9]&amp;[.E9]&amp;[.$F$6]&amp;[.$G$6]&amp;[.F9]&amp;[.G9]&amp;[.H9]&amp;[.I9]&amp;[.J9]" table:style-name="ce4">
            <text:p>{ "monster":"txmn_strella","encounter_rate":5,"level_range": [18,21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noctula</text:p>
          </table:table-cell>
          <table:table-cell office:value-type="string" table:style-name="ce2">
            <text:p>"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noctula&quot;,&quot;encounter_rate&quot;:15,&quot;level_range&quot;: [16,18]}," table:formula="of:=[.$B$6]&amp;[.A10]&amp;[.B10]&amp;[.C10]&amp;[.$D$6]&amp;[.D10]&amp;[.E10]&amp;[.$F$6]&amp;[.$G$6]&amp;[.F10]&amp;[.G10]&amp;[.H10]&amp;[.I10]&amp;[.J10]" table:style-name="ce4">
            <text:p>{ "monster":"txmn_noctula","encounter_rate":15,"level_range": [16,18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noctalo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,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noctalo&quot;,&quot;encounter_rate&quot;:5,&quot;level_range&quot;: [18,21]}," table:formula="of:=[.$B$6]&amp;[.A11]&amp;[.B11]&amp;[.C11]&amp;[.$D$6]&amp;[.D11]&amp;[.E11]&amp;[.$F$6]&amp;[.$G$6]&amp;[.F11]&amp;[.G11]&amp;[.H11]&amp;[.I11]&amp;[.J11]" table:style-name="ce4">
            <text:p>{ "monster":"txmn_noctalo","encounter_rate":5,"level_range": [18,21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irfrey</text:p>
          </table:table-cell>
          <table:table-cell office:value-type="string" table:style-name="ce2">
            <text:p>",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cairfrey&quot;,&quot;encounter_rate&quot;:15,&quot;level_range&quot;: [16,18]}," table:formula="of:=[.$B$6]&amp;[.A12]&amp;[.B12]&amp;[.C12]&amp;[.$D$6]&amp;[.D12]&amp;[.E12]&amp;[.$F$6]&amp;[.$G$6]&amp;[.F12]&amp;[.G12]&amp;[.H12]&amp;[.I12]&amp;[.J12]" table:style-name="ce4">
            <text:p>{ "monster":"txmn_cairfrey","encounter_rate":15,"level_range": [16,18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possessun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,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possessun&quot;,&quot;encounter_rate&quot;:5,&quot;level_range&quot;: [18,21]}," table:formula="of:=[.$B$6]&amp;[.A13]&amp;[.B13]&amp;[.C13]&amp;[.$D$6]&amp;[.D13]&amp;[.E13]&amp;[.$F$6]&amp;[.$G$6]&amp;[.F13]&amp;[.G13]&amp;[.H13]&amp;[.I13]&amp;[.J13]" table:style-name="ce4">
            <text:p>{ "monster":"txmn_possessun","encounter_rate":5,"level_range": [18,21]},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rockitten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,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rockitten&quot;,&quot;encounter_rate&quot;:5,&quot;level_range&quot;: [16,20]}" table:formula="of:=[.$B$6]&amp;[.A14]&amp;[.B14]&amp;[.C14]&amp;[.$D$6]&amp;[.D14]&amp;[.E14]&amp;[.$F$6]&amp;[.$G$6]&amp;[.F14]&amp;[.G14]&amp;[.H14]&amp;[.I14]&amp;[.J14]" table:style-name="ce4">
            <text:p>{ "monster":"txmn_rockitten","encounter_rate":5,"level_range": [16,20]}</text:p>
          </table:table-cell>
          <table:table-cell table:number-columns-repeated="16373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6" table:style-name="ro2">
          <table:table-cell table:number-columns-repeated="16384"/>
        </table:table-row>
      </table:table>
      <table:table table:name="route6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id": "</text:p>
          </table:table-cell>
          <table:table-cell office:value-type="string" table:style-name="ce1">
            <text:p>route6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id&quot;: &quot;route6&quot;,&quot;monsters&quot;: [" table:formula="of:=[.B1]&amp;[.B2]&amp;[.C2]&amp;[.D2]&amp;[.B4]" table:style-name="ce3">
            <text:p>{"id": "route6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dandicub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,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dandicub&quot;,&quot;encounter_rate&quot;:10,&quot;level_range&quot;: [19,20]}," table:formula="of:=[.$B$6]&amp;[.A7]&amp;[.B7]&amp;[.C7]&amp;[.$D$6]&amp;[.D7]&amp;[.E7]&amp;[.$F$6]&amp;[.$G$6]&amp;[.F7]&amp;[.G7]&amp;[.H7]&amp;[.I7]&amp;[.J7]" table:style-name="ce4">
            <text:p>{ "monster":"txmn_dandicub","encounter_rate":10,"level_range": [19,20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dandylion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,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dandylion&quot;,&quot;encounter_rate&quot;:5,&quot;level_range&quot;: [21,23]}," table:formula="of:=[.$B$6]&amp;[.A8]&amp;[.B8]&amp;[.C8]&amp;[.$D$6]&amp;[.D8]&amp;[.E8]&amp;[.$F$6]&amp;[.$G$6]&amp;[.F8]&amp;[.G8]&amp;[.H8]&amp;[.I8]&amp;[.J8]" table:style-name="ce4">
            <text:p>{ "monster":"txmn_dandylion","encounter_rate":5,"level_range": [21,23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capiti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,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capiti&quot;,&quot;encounter_rate&quot;:10,&quot;level_range&quot;: [19,22]}" table:formula="of:=[.$B$6]&amp;[.A9]&amp;[.B9]&amp;[.C9]&amp;[.$D$6]&amp;[.D9]&amp;[.E9]&amp;[.$F$6]&amp;[.$G$6]&amp;[.F9]&amp;[.G9]&amp;[.H9]&amp;[.I9]&amp;[.J9]" table:style-name="ce4">
            <text:p>{ "monster":"txmn_capiti","encounter_rate":10,"level_range": [19,22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  <table:table table:name="cav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66" table:default-cell-style-name="ce1"/>
        <table:table-row table:style-name="ro1">
          <table:table-cell table:style-name="ce1"/>
          <table:table-cell office:value-type="string" table:style-name="ce2">
            <text:p>{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stub": "</text:p>
          </table:table-cell>
          <table:table-cell office:value-type="string" table:style-name="ce1">
            <text:p>cave</text:p>
          </table:table-cell>
          <table:table-cell office:value-type="string" table:style-name="ce2">
            <text:p>",</text:p>
          </table:table-cell>
          <table:table-cell table:style-name="ce2"/>
          <table:table-cell table:number-columns-repeated="5" table:style-name="ce1"/>
          <table:table-cell office:value-type="string" office:string-value="{&quot;stub&quot;: &quot;cave&quot;,&quot;monsters&quot;: [" table:formula="of:=[.B1]&amp;[.B2]&amp;[.C2]&amp;[.D2]&amp;[.B4]" table:style-name="ce3">
            <text:p>{"stub": "cave","monsters": [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"monsters": [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{ "monster":</text:p>
          </table:table-cell>
          <table:table-cell table:style-name="ce1"/>
          <table:table-cell office:value-type="string" table:style-name="ce2">
            <text:p>"encounter_rate":</text:p>
          </table:table-cell>
          <table:table-cell table:style-name="ce2"/>
          <table:table-cell office:value-type="string" table:style-name="ce2">
            <text:p>"level_range": [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gnite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agnite&quot;,&quot;encounter_rate&quot;:10,&quot;level_range&quot;: [28,31]}," table:formula="of:=[.$B$6]&amp;[.A7]&amp;[.B7]&amp;[.C7]&amp;[.$D$6]&amp;[.D7]&amp;[.E7]&amp;[.$F$6]&amp;[.$G$6]&amp;[.F7]&amp;[.G7]&amp;[.H7]&amp;[.I7]&amp;[.J7]" table:style-name="ce4">
            <text:p>{ "monster":"txmn_agnite","encounter_rate":10,"level_range": [28,31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agnigon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2">
            <text:p>,</text:p>
          </table:table-cell>
          <table:table-cell office:value-type="float" office:value="36" table:style-name="ce1">
            <text:p>3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agnigon&quot;,&quot;encounter_rate&quot;:5,&quot;level_range&quot;: [33,36]}," table:formula="of:=[.$B$6]&amp;[.A8]&amp;[.B8]&amp;[.C8]&amp;[.$D$6]&amp;[.D8]&amp;[.E8]&amp;[.$F$6]&amp;[.$G$6]&amp;[.F8]&amp;[.G8]&amp;[.H8]&amp;[.I8]&amp;[.J8]" table:style-name="ce4">
            <text:p>{ "monster":"txmn_agnigon","encounter_rate":5,"level_range": [33,36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embra</text:p>
          </table:table-cell>
          <table:table-cell office:value-type="string" table:style-name="ce2">
            <text:p>",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,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,</text:p>
          </table:table-cell>
          <table:table-cell office:value-type="float" office:value="31" table:style-name="ce1">
            <text:p>31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,</text:p>
          </table:table-cell>
          <table:table-cell office:value-type="string" office:string-value="{ &quot;monster&quot;:&quot;txmn_embra&quot;,&quot;encounter_rate&quot;:10,&quot;level_range&quot;: [28,31]}," table:formula="of:=[.$B$6]&amp;[.A9]&amp;[.B9]&amp;[.C9]&amp;[.$D$6]&amp;[.D9]&amp;[.E9]&amp;[.$F$6]&amp;[.$G$6]&amp;[.F9]&amp;[.G9]&amp;[.H9]&amp;[.I9]&amp;[.J9]" table:style-name="ce4">
            <text:p>{ "monster":"txmn_embra","encounter_rate":10,"level_range": [28,31]},</text:p>
          </table:table-cell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16366"/>
        </table:table-row>
        <table:table-row table:style-name="ro1">
          <table:table-cell office:value-type="string" table:style-name="ce2">
            <text:p>"txmn_</text:p>
          </table:table-cell>
          <table:table-cell office:value-type="string" table:style-name="ce1">
            <text:p>ruption</text:p>
          </table:table-cell>
          <table:table-cell office:value-type="string" table:style-name="ce2">
            <text:p>",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,</text:p>
          </table:table-cell>
          <table:table-cell office:value-type="float" office:value="33" table:style-name="ce1">
            <text:p>33</text:p>
          </table:table-cell>
          <table:table-cell office:value-type="string" table:style-name="ce2">
            <text:p>,</text:p>
          </table:table-cell>
          <table:table-cell office:value-type="float" office:value="36" table:style-name="ce1">
            <text:p>36</text:p>
          </table:table-cell>
          <table:table-cell office:value-type="string" table:style-name="ce2">
            <text:p>]</text:p>
          </table:table-cell>
          <table:table-cell office:value-type="string" table:style-name="ce2">
            <text:p>}</text:p>
          </table:table-cell>
          <table:table-cell office:value-type="string" office:string-value="{ &quot;monster&quot;:&quot;txmn_ruption&quot;,&quot;encounter_rate&quot;:5,&quot;level_range&quot;: [33,36]}" table:formula="of:=[.$B$6]&amp;[.A10]&amp;[.B10]&amp;[.C10]&amp;[.$D$6]&amp;[.D10]&amp;[.E10]&amp;[.$F$6]&amp;[.$G$6]&amp;[.F10]&amp;[.G10]&amp;[.H10]&amp;[.I10]&amp;[.J10]" table:style-name="ce4">
            <text:p>{ "monster":"txmn_ruption","encounter_rate":5,"level_range": [33,36]}</text:p>
          </table:table-cell>
          <table:table-cell table:number-columns-repeated="16373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10"/>
          <table:table-cell office:value-type="string" table:style-name="ce3">
            <text:p>] }</text:p>
          </table:table-cell>
          <table:table-cell table:number-columns-repeated="1637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" svg:font-family="&quot;Segoe UI&quot;"/>
  </office:font-face-decls>
  <office:styles>
    <number:number-style style:name="N0">
      <number:number number:min-integer-digits="1"/>
    </number:number-style>
    <number:currency-style style:name="N36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6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User</dc:creator>
    <meta:creation-date>2017-08-07T21:37:57Z</meta:creation-date>
    <dc:date>2020-01-29T11:31:00Z</dc:date>
    <meta:editing-cycles>3</meta:editing-cycles>
    <meta:editing-duration>PT458S</meta:editing-duration>
  </office:meta>
</office:document-meta>
</file>